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0.924cm" fo:min-width="6.674cm"/>
    </style:style>
    <style:style style:name="gr3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1.65cm" fo:min-width="20.4cm" fo:padding-top="0.175cm" fo:padding-bottom="0.175cm" fo:padding-left="0.3cm" fo:padding-right="0.3cm"/>
    </style:style>
    <style:style style:name="gr4" style:family="graphic" style:parent-style-name="objectwithoutfill">
      <style:graphic-properties svg:stroke-color="#000000" draw:marker-end="Arrow" draw:marker-end-width="0.3cm" draw:fill="none" draw:fill-color="#eeeeee" draw:textarea-vertical-align="middle"/>
    </style:style>
    <style:style style:name="gr5" style:family="graphic" style:parent-style-name="standard">
      <style:graphic-properties svg:stroke-color="#000000" draw:fill-color="#111111" draw:textarea-horizontal-align="justify" draw:textarea-vertical-align="middle" draw:auto-grow-height="false" fo:min-height="0.105cm" fo:min-width="0cm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069cm" fo:min-width="0cm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499cm" fo:min-width="0cm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13cm" fo:min-width="0cm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493cm" fo:min-width="0cm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357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eeeee"/>
      <style:paragraph-properties fo:text-align="center"/>
      <style:text-properties fo:font-size="11pt" fo:font-weight="bold" style:font-size-asian="18pt" style:font-size-complex="1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eeeeee"/>
      <style:paragraph-properties fo:text-align="center"/>
    </style:style>
    <style:style style:name="P6" style:family="paragraph">
      <loext:graphic-properties draw:fill-color="#111111"/>
      <style:paragraph-properties fo:text-align="center"/>
    </style:style>
    <style:style style:name="P7" style:family="paragraph">
      <loext:graphic-properties draw:fill="solid" draw:fill-color="#ffffff"/>
      <style:text-properties fo:font-size="9pt" style:font-size-asian="18pt" style:font-size-complex="18pt"/>
    </style:style>
    <style:style style:name="T1" style:family="text">
      <style:text-properties fo:font-size="11pt" fo:font-weight="bold" style:font-size-asian="18pt" style:font-size-complex="18pt"/>
    </style:style>
    <style:style style:name="T2" style:family="text">
      <style:text-properties fo:font-size="18pt" fo:font-weight="bold" style:font-size-asian="18pt" style:font-size-complex="18pt"/>
    </style:style>
    <style:style style:name="T3" style:family="text">
      <style:text-properties fo:font-size="9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2.002cm" svg:y1="5.961cm" svg:x2="16.107cm" svg:y2="8.566cm">
          <text:p/>
        </draw:line>
        <draw:custom-shape draw:style-name="gr2" draw:text-style-name="P3" xml:id="id3" draw:id="id3" draw:layer="layout" svg:width="7.3cm" svg:height="1.3cm" svg:x="4.7cm" svg:y="5.376cm">
          <text:p text:style-name="P2"><text:span text:style-name="T1">EDITION_DEMANDE (2)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" draw:id="id1" draw:layer="layout" svg:width="7.3cm" svg:height="1.3cm" svg:x="4.7cm" svg:y="8.576cm">
          <text:p text:style-name="P2"><text:span text:style-name="T1">DESAFFECTE (3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7.3cm" svg:height="1.3cm" svg:x="4.7cm" svg:y="11.876cm">
          <text:p text:style-name="P2"><text:span text:style-name="T1">EDITION_EXPERTISE (3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" draw:id="id4" draw:layer="layout" svg:width="7.3cm" svg:height="1.3cm" svg:x="4.7cm" svg:y="15.176cm">
          <text:p text:style-name="P2"><text:span text:style-name="T1">EN_ATTENTE (4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6" draw:id="id6" draw:layer="layout" svg:width="7.3cm" svg:height="1.3cm" svg:x="16cm" svg:y="15.176cm">
          <text:p text:style-name="P2"><text:span text:style-name="T1">TERMINE (9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7" draw:id="id7" draw:layer="layout" svg:width="7.3cm" svg:height="1.3cm" svg:x="16.125cm" svg:y="8.452cm">
          <text:p text:style-name="P2"><text:span text:style-name="T1">ANNULE (10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21cm" svg:height="2cm" svg:x="4.7cm" svg:y="1.076cm">
          <text:p text:style-name="P2"><text:span text:style-name="T2">gramc v 2.5.x - Etats d’une rallonge</text:span></text:p>
          <text:p text:style-name="P2">cf. RallongeWorkflow.php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8.35cm" svg:y1="9.876cm" svg:x2="8.35cm" svg:y2="11.876cm" draw:start-shape="id1" draw:start-glue-point="2" draw:end-shape="id2" draw:end-glue-point="0" svg:d="M8350 9876v2000" svg:viewBox="0 0 1 2001">
          <text:p/>
        </draw:connector>
        <draw:connector draw:style-name="gr4" draw:text-style-name="P5" draw:layer="layout" draw:type="line" svg:x1="8.35cm" svg:y1="6.676cm" svg:x2="8.35cm" svg:y2="8.576cm" draw:start-shape="id3" draw:start-glue-point="2" draw:end-shape="id1" draw:end-glue-point="0" svg:d="M8350 6676v1900" svg:viewBox="0 0 1 1901">
          <text:p/>
        </draw:connector>
        <draw:connector draw:style-name="gr4" draw:text-style-name="P5" draw:layer="layout" draw:type="line" svg:x1="8.35cm" svg:y1="13.176cm" svg:x2="8.35cm" svg:y2="15.176cm" draw:start-shape="id2" draw:start-glue-point="2" draw:end-shape="id4" svg:d="M8350 13176v2000" svg:viewBox="0 0 1 2001">
          <text:p/>
        </draw:connector>
        <draw:connector draw:style-name="gr4" draw:text-style-name="P5" draw:layer="layout" draw:type="curve" svg:x1="12cm" svg:y1="15.826cm" svg:x2="12cm" svg:y2="15.826cm" draw:start-shape="id4" draw:end-shape="id4" svg:d="M12000 15826z" svg:viewBox="0 0 1 1">
          <text:p/>
        </draw:connector>
        <draw:custom-shape draw:style-name="gr5" draw:text-style-name="P6" draw:layer="layout" svg:width="0.499cm" svg:height="0.501cm" svg:x="7.6cm" svg:y="3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7.9cm" svg:y1="4.076cm" svg:x2="7.9cm" svg:y2="5.376cm">
          <text:p/>
        </draw:line>
        <draw:custom-shape draw:style-name="gr2" draw:text-style-name="P3" xml:id="id5" draw:id="id5" draw:layer="layout" svg:width="7.3cm" svg:height="1.3cm" svg:x="4.701cm" svg:y="18.177cm">
          <text:p text:style-name="P2"><text:span text:style-name="T1">ACTIF (5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7" draw:layer="layout" svg:width="4.708cm" svg:height="1.319cm" svg:x="5.066cm" svg:y="13.526cm">
          <draw:text-box>
            <text:p><text:span text:style-name="T3">CLK_VAL_EXP_OK (11),</text:span></text:p>
            <text:p><text:span text:style-name="T3">CLK_VAL_EXP_KO (12)</text:span></text:p>
          </draw:text-box>
        </draw:frame>
        <draw:line draw:style-name="gr1" draw:text-style-name="P1" draw:layer="layout" svg:x1="12.002cm" svg:y1="12.46cm" svg:x2="16.115cm" svg:y2="9.261cm">
          <text:p/>
        </draw:line>
        <draw:connector draw:style-name="gr1" draw:text-style-name="P1" draw:layer="layout" draw:type="line" svg:x1="8.35cm" svg:y1="16.476cm" svg:x2="8.351cm" svg:y2="18.177cm" draw:start-shape="id4" draw:start-glue-point="2" draw:end-shape="id5" draw:end-glue-point="0" svg:d="M8350 16476l1 1701" svg:viewBox="0 0 2 1702">
          <text:p/>
        </draw:connector>
        <draw:connector draw:style-name="gr1" draw:text-style-name="P1" draw:layer="layout" draw:type="line" svg:x1="12.001cm" svg:y1="18.827cm" svg:x2="16cm" svg:y2="15.826cm" draw:start-shape="id5" draw:start-glue-point="1" draw:end-shape="id6" draw:end-glue-point="3" svg:d="M12001 18827l3999-3001" svg:viewBox="0 0 4000 3002">
          <text:p/>
        </draw:connector>
        <draw:line draw:style-name="gr1" draw:text-style-name="P1" draw:layer="layout" svg:x1="12.002cm" svg:y1="15.761cm" svg:x2="16.14cm" svg:y2="9.691cm">
          <text:p/>
        </draw:line>
        <draw:frame draw:style-name="gr7" draw:text-style-name="P7" draw:layer="layout" svg:width="4.47cm" svg:height="0.963cm" svg:x="12.766cm" svg:y="6.74cm">
          <draw:text-box>
            <text:p><text:span text:style-name="T3">CLK_SESS_FIN (21)</text:span></text:p>
            <text:p><text:span text:style-name="T3">CLK_FERM (22)</text:span></text:p>
          </draw:text-box>
        </draw:frame>
        <draw:connector draw:style-name="gr4" draw:text-style-name="P5" draw:layer="layout" draw:type="line" svg:x1="12cm" svg:y1="9.126cm" svg:x2="16.125cm" svg:y2="9.102cm" draw:end-shape="id7" svg:d="M12000 9126l4125-24" svg:viewBox="0 0 4126 25">
          <text:p/>
        </draw:connector>
        <draw:frame draw:style-name="gr8" draw:text-style-name="P7" draw:layer="layout" svg:width="3.576cm" svg:height="0.963cm" svg:x="5.108cm" svg:y="7.076cm">
          <draw:text-box>
            <text:p><text:span text:style-name="T3">CLK_VAL_DEM (10)</text:span></text:p>
          </draw:text-box>
        </draw:frame>
        <draw:frame draw:style-name="gr9" draw:text-style-name="P7" draw:layer="layout" svg:width="3.927cm" svg:height="0.743cm" svg:x="5.1cm" svg:y="10.277cm">
          <draw:text-box>
            <text:p><text:span text:style-name="T3">CLK_AFFECTER (50)</text:span></text:p>
          </draw:text-box>
        </draw:frame>
        <draw:frame draw:style-name="gr10" draw:text-style-name="P7" draw:layer="layout" svg:width="4.043cm" svg:height="0.607cm" svg:x="5.046cm" svg:y="16.883cm">
          <draw:text-box>
            <text:p><text:span text:style-name="T3">CLK_VAL_PRS (5) </text:span></text:p>
          </draw:text-box>
        </draw:frame>
        <draw:frame draw:style-name="gr7" draw:text-style-name="P7" draw:layer="layout" svg:width="4.47cm" svg:height="0.963cm" svg:x="12.766cm" svg:y="10.841cm">
          <draw:text-box>
            <text:p><text:span text:style-name="T3">CLK_SESS_FIN (21)</text:span></text:p>
            <text:p><text:span text:style-name="T3">CLK_FERM (22)</text:span></text:p>
          </draw:text-box>
        </draw:frame>
        <draw:frame draw:style-name="gr7" draw:text-style-name="P7" draw:layer="layout" svg:width="4.47cm" svg:height="0.963cm" svg:x="12.766cm" svg:y="16.942cm">
          <draw:text-box>
            <text:p><text:span text:style-name="T3">CLK_SESS_FIN (21)</text:span></text:p>
            <text:p><text:span text:style-name="T3">CLK_FERM (22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8T15:35:11.649038651</meta:creation-date>
    <dc:date>2020-01-13T15:47:10.144214981</dc:date>
    <meta:editing-duration>PT3H18M23S</meta:editing-duration>
    <meta:editing-cycles>36</meta:editing-cycles>
    <meta:generator>LibreOffice/6.0.7.3$Linux_X86_64 LibreOffice_project/00m0$Build-3</meta:generator>
    <meta:document-statistic meta:object-count="27"/>
  </office:meta>
</office:document-meta>
</file>